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0d977" officeooo:paragraph-rsid="0010d977"/>
    </style:style>
    <style:style style:name="P2" style:family="paragraph" style:parent-style-name="Subtitle">
      <style:text-properties officeooo:rsid="00119dc4" officeooo:paragraph-rsid="00119dc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 Building for Amateurs</text:p>
      <text:p text:style-name="P2">A Guide for the 21<text:span text:style-name="T1">st</text:span> centu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5T09:03:11.857000000</meta:creation-date>
    <meta:generator>LibreOffice/7.5.0.3$Windows_X86_64 LibreOffice_project/c21113d003cd3efa8c53188764377a8272d9d6de</meta:generator>
    <dc:date>2023-02-25T12:37:07.989000000</dc:date>
    <meta:editing-duration>PT1M44S</meta:editing-duration>
    <meta:editing-cycles>3</meta:editing-cycles>
    <dc:creator>Tate Shannon</dc:creator>
    <meta:document-statistic meta:table-count="0" meta:image-count="0" meta:object-count="0" meta:page-count="1" meta:paragraph-count="2" meta:word-count="10" meta:character-count="55" meta:non-whitespace-character-count="47"/>
  </office:meta>
</office:document-meta>
</file>